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87200" officeooo:paragraph-rsid="0021c10d" style:font-size-asian="10.5pt" style:font-size-complex="12pt"/>
    </style:style>
    <style:style style:name="P2" style:family="paragraph" style:parent-style-name="Standard">
      <style:paragraph-properties fo:margin-top="0cm" fo:margin-bottom="0.3cm" style:contextual-spacing="false" fo:text-align="start" style:justify-single-word="false"/>
      <style:text-properties fo:font-size="12pt" officeooo:rsid="00254bef" officeooo:paragraph-rsid="00254bef" style:font-size-asian="10.5pt" style:font-size-complex="12pt"/>
    </style:style>
    <style:style style:name="P3" style:family="paragraph" style:parent-style-name="Standard">
      <style:paragraph-properties fo:margin-top="0cm" fo:margin-bottom="0.3cm" style:contextual-spacing="false" fo:text-align="start" style:justify-single-word="false"/>
      <style:text-properties fo:font-size="12pt" officeooo:rsid="0026c32c" officeooo:paragraph-rsid="0026c32c" style:font-size-asian="10.5pt" style:font-size-complex="12pt"/>
    </style:style>
    <style:style style:name="P4" style:family="paragraph" style:parent-style-name="Standard">
      <style:paragraph-properties fo:margin-top="0cm" fo:margin-bottom="0.3cm" style:contextual-spacing="false" fo:text-align="center" style:justify-single-word="false"/>
      <style:text-properties fo:font-size="14pt" officeooo:rsid="0015ccea" officeooo:paragraph-rsid="0015ccea" style:font-size-asian="12.25pt" style:font-size-complex="14pt"/>
    </style:style>
    <style:style style:name="T1" style:family="text">
      <style:text-properties officeooo:rsid="001767e3"/>
    </style:style>
    <style:style style:name="T2" style:family="text">
      <style:text-properties officeooo:rsid="00190855"/>
    </style:style>
    <style:style style:name="T3" style:family="text">
      <style:text-properties officeooo:rsid="0019c1ab"/>
    </style:style>
    <style:style style:name="T4" style:family="text">
      <style:text-properties officeooo:rsid="001a7d16"/>
    </style:style>
    <style:style style:name="T5" style:family="text">
      <style:text-properties officeooo:rsid="001b46b5"/>
    </style:style>
    <style:style style:name="T6" style:family="text">
      <style:text-properties officeooo:rsid="00216c5e"/>
    </style:style>
    <style:style style:name="T7" style:family="text">
      <style:text-properties officeooo:rsid="0023e03b"/>
    </style:style>
    <style:style style:name="T8" style:family="text">
      <style:text-properties officeooo:rsid="00251991"/>
    </style:style>
    <style:style style:name="T9" style:family="text">
      <style:text-properties officeooo:rsid="002a405e"/>
    </style:style>
    <style:style style:name="T10" style:family="text">
      <style:text-properties officeooo:rsid="00248049"/>
    </style:style>
    <style:style style:name="T11" style:family="text">
      <style:text-properties officeooo:rsid="002609b3"/>
    </style:style>
    <style:style style:name="T12" style:family="text">
      <style:text-properties officeooo:rsid="0026c32c"/>
    </style:style>
    <style:style style:name="T13" style:family="text">
      <style:text-properties officeooo:rsid="00293c69"/>
    </style:style>
    <style:style style:name="T14" style:family="text">
      <style:text-properties officeooo:rsid="002a74ff"/>
    </style:style>
    <style:style style:name="T15" style:family="text">
      <style:text-properties officeooo:rsid="002c7180"/>
    </style:style>
    <style:style style:name="T16" style:family="text">
      <style:text-properties officeooo:rsid="002cf0f7"/>
    </style:style>
    <style:style style:name="T17" style:family="text">
      <style:text-properties officeooo:rsid="002d4cbf"/>
    </style:style>
    <style:style style:name="T18" style:family="text">
      <style:text-properties officeooo:rsid="002da1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instellungen Kiosk <text:span text:style-name="T1">Planung</text:span></text:p>
      <text:p text:style-name="P1"><text:span text:style-name="T16">Es </text:span>wird <text:span text:style-name="T13">6</text:span> Optionen geben. Einmal „-u –<text:span text:style-name="T2">url</text:span>“ womit man die URL angibt, <text:span text:style-name="T7">-t –t</text:span><text:span text:style-name="T8">k </text:span><text:span text:style-name="T9">(yes/no) a</text:span><text:span text:style-name="T8">ktiviert/</text:span><text:span text:style-name="T9">deaktiviert</text:span><text:span text:style-name="T8"> Tastenkürzel </text:span><text:span text:style-name="T9">(Alt+F4)</text:span>, <text:span text:style-name="T8">-</text:span><text:span text:style-name="T9">l –leiste (yes/no) aktiviert/deaktiviert die untere Leiste</text:span>, „-h –help“ wo alle Informationen drinnen stehen und zuletzt, „-v –verbose“ um mehr Ausgaben zu bekommen, -<text:span text:style-name="T13">r –restart startet die grafische Oberfläche neu</text:span>.</text:p>
      <text:p text:style-name="P1"/>
      <text:p text:style-name="P2">Das Programm wird ein Menüfenster haben, wo es zwei Auswahlmöglichkeiten geben wird.</text:p>
      <text:p text:style-name="P2">Einmal Kiosk-<text:span text:style-name="T12">M</text:span>odus Initialisieren und das zweite ist Kiosk-<text:span text:style-name="T12">B</text:span>enutzer verwalten.</text:p>
      <text:p text:style-name="P2">Beim Kiosk-<text:span text:style-name="T12">M</text:span>odus <text:span text:style-name="T14">i</text:span>nitialisieren, wird ein neuer Benutzer erstellt. <text:s/><text:span text:style-name="T17">D</text:span>er <text:span text:style-name="T17">Benutzer wird</text:span> Standardmäßig ohne Passwort, automatischer Anmeldung, Name „Kiosk“, keine Tastenkürzel, kein Menüfenster, keine untere Leiste erstellt wird. Man muss nur die URL, die Zeit des shutdowns und die Zeit der Updates angeben. <text:span text:style-name="T11">Allerdings kann man auch selber jede Einstellung nach Belieben verändern.</text:span></text:p>
      <text:p text:style-name="P3">Beim Kiosk-<text:span text:style-name="T14">Modus einstellen</text:span> kann man alles einstellen, was den Kiosk-Benutzer angeht, Passwort, automatische Anmeldung, Name, URL, Zeitpunkt des shutdowns, Wochentag der Updates, Tastenkürzel, untere Leiste, grafische Oberfläche neu start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dc:date>2021-05-17T10:34:54.761351835</dc:date>
    <meta:editing-duration>PT3H45S</meta:editing-duration>
    <meta:editing-cycles>23</meta:editing-cycles>
    <meta:document-statistic meta:table-count="0" meta:image-count="0" meta:object-count="0" meta:page-count="1" meta:paragraph-count="6" meta:word-count="154" meta:character-count="1154" meta:non-whitespace-character-count="1005"/>
  </office:meta>
</office:document-meta>
</file>